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color="#333333" fo:font-weight="bold" style:font-weight-asian="bold" style:font-weight-complex="bold"/>
    </style:style>
    <style:style style:name="P4" style:family="paragraph" style:parent-style-name="Contents_20_1">
      <style:paragraph-properties>
        <style:tab-stops>
          <style:tab-stop style:position="21.001cm" style:type="right" style:leader-style="dotted" style:leader-text="."/>
        </style:tab-stops>
      </style:paragraph-properties>
    </style:style>
    <style:style style:name="P5" style:family="paragraph" style:parent-style-name="Text_20_body">
      <style:text-properties fo:color="#0084d1"/>
    </style:style>
    <style:style style:name="P6" style:family="paragraph" style:parent-style-name="Contents_20_2">
      <style:paragraph-properties>
        <style:tab-stops>
          <style:tab-stop style:position="20.502cm" style:type="right" style:leader-style="dotted" style:leader-text="."/>
        </style:tab-stops>
      </style:paragraph-properties>
    </style:style>
    <style:style style:name="P7"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master-page-name="Seite_20_3_20_ff">
      <style:paragraph-properties style:page-number="1"/>
      <style:text-properties fo:color="#0084d1"/>
    </style:style>
    <style:style style:name="P13" style:family="paragraph" style:parent-style-name="Heading_20_1" style:master-page-name="Seite_20_3_20_ff">
      <style:paragraph-properties style:page-number="auto"/>
    </style:style>
    <style:style style:name="P14"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flichtenheft</text:p>
      <text:p text:style-name="P14">BerichtsheftTool</text:p>
      <text:p text:style-name="P7"><text:bookmark text:name="docs-internal-guid-5ee3aaba-9eca-6072-4d16-0c7c6483d3c6"/>Erweiterbare PHP basierte Anwendung zum automatischen Erzeugen von Ausbildungsnachweisen aus einer bestehenden Zeiterfassungs-Software.</text:p>
      <text:p text:style-name="Standard"/>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1</text:p>
          <text:p text:style-name="P4">Zielbestimmung<text:tab/>2</text:p>
          <text:p text:style-name="P6">Musskriterien<text:tab/>2</text:p>
          <text:p text:style-name="P6">Wunschkriterien<text:tab/>2</text:p>
          <text:p text:style-name="P6">Abgrenzungskriterien<text:tab/>2</text:p>
          <text:p text:style-name="P4">Produkteinsatz<text:tab/>2</text:p>
          <text:p text:style-name="P6">Anwendungsbereiche<text:tab/>2</text:p>
          <text:p text:style-name="P6">Zielgruppen<text:tab/>2</text:p>
          <text:p text:style-name="P6">Betriebsbedingungen<text:tab/>2</text:p>
          <text:p text:style-name="P4">Produktumgebung<text:tab/>2</text:p>
        </text:index-body>
      </text:table-of-content>
      <text:p text:style-name="P5"/>
      <text:h text:style-name="P13" text:outline-level="1">Zielbestimmung</text:h>
      <text:p text:style-name="Text_20_body">Die Neuentwicklung soll den Auszubildenden der EOS UPTRADE GmbH das Erstellen der Berichtshefte aus den Daten der bestehenden Projektmanagement-Software „Jira“, welche das erfassen Zeiten ermöglicht.</text:p>
      <text:h text:style-name="Heading_20_2" text:outline-level="2">Musskriterien</text:h>
      <text:list xml:id="list4492275162405383605" text:style-name="L1">
        <text:list-item>
          <text:p text:style-name="P8">Generierung des Berichtsheftes aus den Daten der bestehenden Zeiterfassungs-Software</text:p>
        </text:list-item>
      </text:list>
      <text:h text:style-name="Heading_20_2" text:outline-level="2">Wunschkriterien</text:h>
      <text:list xml:id="list5110114269844350475" text:style-name="L2">
        <text:list-item>
          <text:p text:style-name="P9">Keine Wunschkriterien</text:p>
        </text:list-item>
      </text:list>
      <text:h text:style-name="Heading_20_2" text:outline-level="2">Abgrenzungskriterien</text:h>
      <text:list xml:id="list2540158827068377628" text:style-name="L3">
        <text:list-item>
          <text:p text:style-name="P10">Generierung wird nur aus den Daten der bestehenden Zeiterfassungs-Software unterstützt</text:p>
        </text:list-item>
        <text:list-item>
          <text:p text:style-name="P10">Routinen zum Installieren auf einem Webserver</text:p>
        </text:list-item>
      </text:list>
      <text:h text:style-name="Heading_20_1" text:outline-level="1">Produkteinsatz</text:h>
      <text:p text:style-name="Text_20_body">In den folgenden Abschnitten werden die Anwendungsbereiche, Zielgruppen und Betriebsbedingungen erläutert.</text:p>
      <text:h text:style-name="Heading_20_2" text:outline-level="2">Anwendungsbereiche</text:h>
      <text:p text:style-name="Text_20_body">Die Neuentwicklung ist für den firmeninternen Einsatz vorgesehen und wird in das vorhandene Intranet implementiert. Die Auszubildenden der EOS UPTRADE GmbH können mit Ihren Zugangsdaten aus dem Active Directory auf das Tool zugreifen um Ihre Berichtshefte zu erstellen und im PDF-Format herunterzuladen. </text:p>
      <text:h text:style-name="Heading_20_2" text:outline-level="2">Zielgruppen</text:h>
      <text:p text:style-name="Text_20_body">Die Auszubildenden der EOS UPTRADE GmbH die Ihre geleistete Arbeit in der vorhandenen Zeiterfassungs-Software verwalten und wöchentlich Ihr Berichtsheft erstellen müssen.</text:p>
      <text:p text:style-name="Text_20_body">Kenntnisse im Umgang mit einem Internetbrowser werden vorausgesetzt.</text:p>
      <text:h text:style-name="Heading_20_2" text:outline-level="2">Betriebsbedingungen</text:h>
      <text:p text:style-name="Text_20_body">Die Neuentwicklung soll sich nicht wesentlich von vorhandenen Entwicklungen der EOS UPTRADE GmbH unterscheiden, damit Wartungsarbeiten auch von internen Mitarbeitern der EOS UPTRADE GmbH, welche nicht bei der Entwicklung beteiligt waren, durchgeführt werden können. Aus diesem Grund wird das PHP basierte Framework Symfony in der Version 2 eingesetzt.</text:p>
      <text:list xml:id="list4296713476950154204" text:style-name="L4">
        <text:list-item>
          <text:p text:style-name="P11">Betriebsdauer: 24 Stunden am Tag, 7 Tage die Woche</text:p>
        </text:list-item>
      </text:list>
      <text:h text:style-name="Heading_20_1" text:outline-level="1">Produktumgebung</text:h>
      <text:p text:style-name="Text_20_body">Die Neuentwicklung ist unabhängig vom Betriebssystem und Browser, da es als Webanwendung zur Verfügung gestellt wird.</text:p>
      <text:h text:style-name="Heading_20_1" text:outline-level="1">Benutzungsoberfläche</text:h>
      <text:p text:style-name="Text_20_body">Die Benutzungsoberfläche soll sich nicht von den bestehenden Anwendungen im Intranet unterscheiden. Das <text:soft-page-break/>Framework Bootstrap soll für die HTML und CSS Codes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9T14:46:42</dc:date>
    <dc:creator>Pascal Wild</dc:creator>
    <meta:editing-duration>PT4H20M40S</meta:editing-duration>
    <meta:editing-cycles>9</meta:editing-cycles>
    <meta:generator>OpenOffice.org/3.4.1$Unix OpenOffice.org_project/341m1$Build-9593</meta:generator>
    <meta:document-statistic meta:table-count="0" meta:image-count="0" meta:object-count="0" meta:page-count="5" meta:paragraph-count="38" meta:word-count="284" meta:character-count="2304"/>
  </office:meta>
</office:document-meta>
</file>